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font-name="Arial" officeooo:rsid="00165d97" officeooo:paragraph-rsid="0009afe9"/>
    </style:style>
    <style:style style:name="P2" style:family="paragraph" style:parent-style-name="Standard">
      <style:text-properties style:font-name="Arial" officeooo:rsid="00165d97" officeooo:paragraph-rsid="0009afe9"/>
    </style:style>
    <style:style style:name="P3" style:family="paragraph" style:parent-style-name="Standard">
      <style:text-properties fo:color="#6272a4" loext:opacity="100%" style:font-name="Consolas" fo:font-size="10.5pt" fo:font-weight="normal" officeooo:rsid="00165d97" officeooo:paragraph-rsid="0009afe9" fo:background-color="#282a36"/>
    </style:style>
    <style:style style:name="P4" style:family="paragraph" style:parent-style-name="Standard">
      <style:paragraph-properties style:line-height-at-least="0.503cm"/>
      <style:text-properties fo:color="#6272a4" loext:opacity="100%" style:font-name="Consolas" fo:font-size="10.5pt" fo:font-weight="normal" officeooo:paragraph-rsid="0009afe9" fo:background-color="#282a36"/>
    </style:style>
    <style:style style:name="T1" style:family="text">
      <style:text-properties officeooo:rsid="0009af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Yuri Constantino Getaruck Podmowski</text:p>
      <text:p text:style-name="P2">RA:210330</text:p>
      <text:p text:style-name="P2"/>
      <text:p text:style-name="P2">1. <text:tab/>Código de implementação em anexo</text:p>
      <text:p text:style-name="P2"/>
      <text:p text:style-name="P2">2.</text:p>
      <text:p text:style-name="P3"># Para o pior caso o número de interações será <text:span text:style-name="T1">N logo N</text:span></text:p>
      <text:p text:style-name="P4"># Para o caso médio o número de interações será <text:span text:style-name="T1">N logo N</text:span></text:p>
      <text:p text:style-name="P4"># Para o melhor caso o número de interações será <text:span text:style-name="T1">N logo N</text:span></text:p>
      <text:p text:style-name="P4"/>
      <text:p text:style-name="P1">3. <text:tab/><text:span text:style-name="T1">Resultados presentes em anexo “resultados_mergesort”</text:span></text:p>
      <text:p text:style-name="P1"/>
      <text:p text:style-name="P1">4. <text:tab/>Gráficos em anexo para melhor qualidade de visualiz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3T11:18:31.297000000</dc:date>
    <meta:editing-duration>PT5M42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9" meta:word-count="67" meta:character-count="372" meta:non-whitespace-character-count="311"/>
  </office:meta>
</office:document-meta>
</file>